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7.624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01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608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Segoe UI Semibold" fo:font-size="15pt" style:font-size-asian="15pt" style:font-size-complex="15pt"/>
    </style:style>
    <style:style style:name="P3" style:family="paragraph">
      <loext:graphic-properties draw:fill-color="#ffffff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/>
      <style:text-properties style:font-name="Segoe UI Semibold" fo:font-size="15pt" style:font-size-asian="15pt" style:font-size-complex="15pt"/>
    </style:style>
    <style:style style:name="P6" style:family="paragraph">
      <loext:graphic-properties draw:fill="none" draw:fill-color="#ffffff"/>
      <style:text-properties style:font-name="Segoe UI Semibold" fo:font-size="15pt" style:font-size-asian="15pt" style:font-size-complex="15pt"/>
    </style:style>
    <style:style style:name="P7" style:family="paragraph">
      <loext:graphic-properties draw:fill="none" draw:fill-color="#ffffff"/>
      <style:text-properties style:font-name="Segoe UI Semibold"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center"/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fo:color="#003d73" style:text-position="super 58%" style:font-name="Segoe UI Semibold" fo:font-size="32pt" fo:font-style="italic" style:font-size-asian="32pt" style:font-style-asian="italic" style:font-size-complex="32pt" style:font-style-complex="italic"/>
    </style:style>
    <style:style style:name="T3" style:family="text">
      <style:text-properties fo:color="#003d73" style:font-name="Segoe UI Semibold" fo:font-size="32pt" fo:font-style="italic" style:font-size-asian="32pt" style:font-style-asian="italic" style:font-size-complex="32pt" style:font-style-complex="italic"/>
    </style:style>
    <style:style style:name="T4" style:family="text">
      <style:text-properties style:font-name="Segoe UI Semibold" fo:font-size="32pt" style:font-size-asian="32pt" style:font-size-complex="32pt"/>
    </style:style>
    <style:style style:name="T5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6" style:family="text">
      <style:text-properties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style:font-name="Segoe UI" fo:font-size="31pt" fo:font-weight="bold" style:font-size-asian="31pt" style:font-weight-asian="bold" style:font-size-complex="31pt" style:font-weight-complex="bold"/>
    </style:style>
    <style:style style:name="T8" style:family="text">
      <style:text-properties fo:color="#000099" style:font-name="Segoe UI Semibold" fo:font-size="32pt" fo:font-style="italic" style:font-size-asian="32pt" style:font-style-asian="italic" style:font-size-complex="32pt" style:font-style-complex="italic"/>
    </style:style>
    <style:style style:name="T9" style:family="text">
      <style:text-properties fo:color="#000000" style:font-name="Segoe UI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0" style:family="text">
      <style:text-properties fo:color="#000000" style:font-name="Segoe UI" fo:font-size="32pt" fo:text-shadow="none" fo:font-weight="bold" style:font-size-asian="32pt" style:font-weight-asian="bold" style:font-size-complex="32pt" style:font-weight-complex="bold"/>
    </style:style>
    <style:style style:name="T11" style:family="text">
      <style:text-properties fo:color="#000000" style:font-name="Segoe UI Semibold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5.146cm" svg:height="7.874cm" svg:x="1.27cm" svg:y="0.885cm">
          <draw:text-box>
            <text:p text:style-name="P1"><text:span text:style-name="T1">Psalm 116:1–14</text:span></text:p>
            <text:p><text:span text:style-name="T2">1</text:span><text:span text:style-name="T3">I love the LORD, because he has heard</text:span></text:p>
            <text:p><text:span text:style-name="T4"><text:s text:c="6"/></text:span><text:span text:style-name="T5">my voice and my pleas for mercy.</text:span></text:p>
            <text:p><text:span text:style-name="T2">2</text:span><text:span text:style-name="T3">Because he inclined his ear to me,</text:span></text:p>
            <text:p><text:span text:style-name="T4"><text:s text:c="6"/></text:span><text:span text:style-name="T5">therefore I will call on him as long as I live</text:span><text:span text:style-name="T4">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" draw:text-style-name="P5" draw:layer="layout" svg:width="25.146cm" svg:height="7.874cm" svg:x="1.27cm" svg:y="1.016cm">
          <draw:text-box>
            <text:p text:style-name="P4"><text:span text:style-name="T2">3</text:span><text:span text:style-name="T3">The snares of death encompassed me;</text:span></text:p>
            <text:p><text:span text:style-name="T3"><text:s/></text:span><text:span text:style-name="T3">the pangs of Sheol laid hold on me;</text:span></text:p>
            <text:p><text:span text:style-name="T4"><text:s text:c="6"/></text:span><text:span text:style-name="T5">I suffered distress and anguish.</text:span></text:p>
            <text:p><text:span text:style-name="T2">4</text:span><text:span text:style-name="T3">Then I called on the name of the LORD:</text:span></text:p>
            <text:p><text:span text:style-name="T4"><text:s text:c="6"/></text:span><text:span text:style-name="T6">“</text:span><text:span text:style-name="T6">O LORD, I pray, deliver my soul!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3" draw:text-style-name="P6" draw:layer="layout" svg:width="24.638cm" svg:height="6.263cm" svg:x="1.524cm" svg:y="1.016cm">
          <draw:text-box>
            <text:p><text:span text:style-name="T2">5</text:span><text:span text:style-name="T3">Gracious is the LORD, and righteous;</text:span></text:p>
            <text:p><text:span text:style-name="T4"><text:s text:c="6"/></text:span><text:span text:style-name="T5">our God is merciful.</text:span></text:p>
            <text:p><text:span text:style-name="T2">6</text:span><text:span text:style-name="T3">The LORD preserves the simple;</text:span></text:p>
            <text:p><text:span text:style-name="T4"><text:s text:c="6"/></text:span><text:span text:style-name="T5">when I was brought low, he saved me.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1" draw:text-style-name="P6" draw:layer="layout" svg:width="25.146cm" svg:height="7.874cm" svg:x="1.524cm" svg:y="0.762cm">
          <draw:text-box>
            <text:p><text:span text:style-name="T2">7</text:span><text:span text:style-name="T3">Return, O my soul, to your rest;</text:span></text:p>
            <text:p><text:span text:style-name="T4"><text:s text:c="5"/></text:span><text:span text:style-name="T5">for the LORD </text:span><text:span text:style-name="T7">has dealt bountifully with you.</text:span></text:p>
            <text:p><text:span text:style-name="T2">8</text:span><text:span text:style-name="T3">For you have delivered my soul from death,</text:span></text:p>
            <text:p><text:span text:style-name="T8"><text:s text:c="6"/></text:span><text:span text:style-name="T9">my eyes from tears,</text:span></text:p>
            <text:p><text:span text:style-name="T5"><text:s text:c="6"/></text:span><text:span text:style-name="T5">my feet from stumbling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7" draw:layer="layout" svg:width="24.638cm" svg:height="6.858cm" svg:x="1.524cm" svg:y="0.762cm">
          <draw:text-box>
            <text:p><text:span text:style-name="T2">9</text:span><text:span text:style-name="T3">I will walk before the LORD</text:span></text:p>
            <text:p><text:span text:style-name="T4"><text:s text:c="6"/></text:span><text:span text:style-name="T5">in the land of the living.</text:span></text:p>
            <text:p><text:span text:style-name="T2">10</text:span><text:span text:style-name="T3">I believed, even when I spoke,</text:span></text:p>
            <text:p><text:span text:style-name="T4"><text:s text:c="6"/></text:span><text:span text:style-name="T5">“</text:span><text:span text:style-name="T5">I am greatly afflicted”;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5" draw:text-style-name="P7" draw:layer="layout" svg:width="24.638cm" svg:height="6.35cm" svg:x="1.524cm" svg:y="1.016cm">
          <draw:text-box>
            <text:p><text:span text:style-name="T2">11</text:span><text:span text:style-name="T3">I said in my alarm,</text:span></text:p>
            <text:p><text:span text:style-name="T4"><text:s text:c="7"/></text:span><text:span text:style-name="T5">“</text:span><text:span text:style-name="T5">All mankind are liars.”</text:span></text:p>
            <text:p><text:span text:style-name="T2">12</text:span><text:span text:style-name="T3">What shall I render to the LORD</text:span></text:p>
            <text:p><text:span text:style-name="T4"><text:s text:c="7"/></text:span><text:span text:style-name="T5">for all his benefits to me?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6" draw:text-style-name="P7" draw:layer="layout" svg:width="24.638cm" svg:height="6.604cm" svg:x="1.524cm" svg:y="1.016cm">
          <draw:text-box>
            <text:p><text:span text:style-name="T2">13</text:span><text:span text:style-name="T3">I will lift up the cup of salvation</text:span></text:p>
            <text:p><text:span text:style-name="T4"><text:s text:c="7"/></text:span><text:span text:style-name="T5">and call on the name of the LORD,</text:span></text:p>
            <text:p><text:span text:style-name="T2">14</text:span><text:span text:style-name="T3">I will pay my vows to the LORD</text:span></text:p>
            <text:p><text:span text:style-name="T4"><text:s text:c="7"/></text:span><text:span text:style-name="T10">in the presence of all his people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>
        <draw:frame draw:style-name="gr6" draw:text-style-name="P8" draw:layer="layout" svg:width="24.638cm" svg:height="6.604cm" svg:x="1.524cm" svg:y="1.016cm">
          <draw:text-box>
            <text:p text:style-name="P1"><text:span text:style-name="T11">C: </text:span><text:span text:style-name="T9">Glory be to the Father and to the Son</text:span></text:p>
            <text:p text:style-name="P1"><text:span text:style-name="T9">and to the Holy Spirit;</text:span></text:p>
            <text:p text:style-name="P1"><text:span text:style-name="T9">as it was in the beginning, is now,</text:span></text:p>
            <text:p text:style-name="P1"><text:span text:style-name="T9">and will be forever. Ame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7T11:13:20.193000000</meta:creation-date>
    <dc:date>2018-09-13T18:50:03.561000000</dc:date>
    <meta:editing-duration>PT13M56S</meta:editing-duration>
    <meta:editing-cycles>3</meta:editing-cycles>
    <meta:generator>LibreOffice/6.0.5.2$Windows_X86_64 LibreOffice_project/54c8cbb85f300ac59db32fe8a675ff7683cd5a16</meta:generator>
    <meta:document-statistic meta:object-count="45"/>
  </office:meta>
</office:document-meta>
</file>